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97578"/>
          <table:table-cell office:value-type="float" office:value="0.12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.0"/>
          <table:table-cell office:value-type="float" office:value="227.0"/>
          <table:table-cell office:value-type="float" office:value="5470.0"/>
          <table:table-cell office:value-type="float" office:value="15260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36092"/>
          <table:table-cell office:value-type="float" office:value="0.091"/>
          <table:table-cell office:value-type="float" office:value="0.02"/>
          <table:table-cell office:value-type="float" office:value="129.0"/>
          <table:table-cell office:value-type="float" office:value="0.0"/>
          <table:table-cell office:value-type="float" office:value="3.0"/>
          <table:table-cell office:value-type="float" office:value="243.0"/>
          <table:table-cell office:value-type="float" office:value="655.0"/>
          <table:table-cell office:value-type="float" office:value="5470.0"/>
          <table:table-cell office:value-type="float" office:value="15260.0"/>
          <table:table-cell office:value-type="float" office:value="99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2909"/>
          <table:table-cell office:value-type="float" office:value="3.202"/>
          <table:table-cell office:value-type="float" office:value="3.12"/>
          <table:table-cell office:value-type="float" office:value="71136.0"/>
          <table:table-cell office:value-type="float" office:value="0.0"/>
          <table:table-cell office:value-type="float" office:value="145.0"/>
          <table:table-cell office:value-type="float" office:value="6815.0"/>
          <table:table-cell office:value-type="float" office:value="79195.0"/>
          <table:table-cell office:value-type="float" office:value="4153.0"/>
          <table:table-cell office:value-type="float" office:value="11141.0"/>
          <table:table-cell office:value-type="float" office:value="1024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13653"/>
          <table:table-cell office:value-type="float" office:value="0.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22055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5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68737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9844"/>
          <table:table-cell office:value-type="float" office:value="0.221"/>
          <table:table-cell office:value-type="float" office:value="0.1"/>
          <table:table-cell office:value-type="float" office:value="888.0"/>
          <table:table-cell office:value-type="float" office:value="0.0"/>
          <table:table-cell office:value-type="float" office:value="30.0"/>
          <table:table-cell office:value-type="float" office:value="911.0"/>
          <table:table-cell office:value-type="float" office:value="2790.0"/>
          <table:table-cell office:value-type="float" office:value="5470.0"/>
          <table:table-cell office:value-type="float" office:value="15272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3015"/>
          <table:table-cell office:value-type="float" office:value="2.624"/>
          <table:table-cell office:value-type="float" office:value="2.54"/>
          <table:table-cell office:value-type="float" office:value="46442.0"/>
          <table:table-cell office:value-type="float" office:value="0.0"/>
          <table:table-cell office:value-type="float" office:value="163.0"/>
          <table:table-cell office:value-type="float" office:value="5644.0"/>
          <table:table-cell office:value-type="float" office:value="96324.0"/>
          <table:table-cell office:value-type="float" office:value="5470.0"/>
          <table:table-cell office:value-type="float" office:value="15272.0"/>
          <table:table-cell office:value-type="float" office:value="103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.3931"/>
          <table:table-cell office:value-type="float" office:value="26.183"/>
          <table:table-cell office:value-type="float" office:value="26.1"/>
          <table:table-cell office:value-type="float" office:value="460600.0"/>
          <table:table-cell office:value-type="float" office:value="0.0"/>
          <table:table-cell office:value-type="float" office:value="672.0"/>
          <table:table-cell office:value-type="float" office:value="36931.0"/>
          <table:table-cell office:value-type="float" office:value="960765.0"/>
          <table:table-cell office:value-type="float" office:value="4153.0"/>
          <table:table-cell office:value-type="float" office:value="11153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21905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76352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9527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5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98319"/>
          <table:table-cell office:value-type="float" office:value="0.138"/>
          <table:table-cell office:value-type="float" office:value="0.06"/>
          <table:table-cell office:value-type="float" office:value="273.0"/>
          <table:table-cell office:value-type="float" office:value="0.0"/>
          <table:table-cell office:value-type="float" office:value="14.0"/>
          <table:table-cell office:value-type="float" office:value="529.0"/>
          <table:table-cell office:value-type="float" office:value="1158.0"/>
          <table:table-cell office:value-type="float" office:value="5470.0"/>
          <table:table-cell office:value-type="float" office:value="15265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78026"/>
          <table:table-cell office:value-type="float" office:value="0.112"/>
          <table:table-cell office:value-type="float" office:value="0.03"/>
          <table:table-cell office:value-type="float" office:value="240.0"/>
          <table:table-cell office:value-type="float" office:value="0.0"/>
          <table:table-cell office:value-type="float" office:value="6.0"/>
          <table:table-cell office:value-type="float" office:value="242.0"/>
          <table:table-cell office:value-type="float" office:value="896.0"/>
          <table:table-cell office:value-type="float" office:value="5470.0"/>
          <table:table-cell office:value-type="float" office:value="15265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78716"/>
          <table:table-cell office:value-type="float" office:value="7.443"/>
          <table:table-cell office:value-type="float" office:value="7.35"/>
          <table:table-cell office:value-type="float" office:value="191610.0"/>
          <table:table-cell office:value-type="float" office:value="0.0"/>
          <table:table-cell office:value-type="float" office:value="152.0"/>
          <table:table-cell office:value-type="float" office:value="8358.0"/>
          <table:table-cell office:value-type="float" office:value="200963.0"/>
          <table:table-cell office:value-type="float" office:value="4153.0"/>
          <table:table-cell office:value-type="float" office:value="11146.0"/>
          <table:table-cell office:value-type="float" office:value="1024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